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c87c" officeooo:paragraph-rsid="0009c87c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0bb2c1" officeooo:paragraph-rsid="000bb2c1"/>
    </style:style>
    <style:style style:name="P4" style:family="paragraph" style:parent-style-name="Standard">
      <style:text-properties officeooo:rsid="000d8b18" officeooo:paragraph-rsid="000d8b18"/>
    </style:style>
    <style:style style:name="P5" style:family="paragraph" style:parent-style-name="Standard">
      <style:text-properties officeooo:rsid="000e0c03" officeooo:paragraph-rsid="000e0c03"/>
    </style:style>
    <style:style style:name="P6" style:family="paragraph" style:parent-style-name="Standard">
      <style:text-properties officeooo:rsid="000ed1ff" officeooo:paragraph-rsid="000ed1ff"/>
    </style:style>
    <style:style style:name="T1" style:family="text">
      <style:text-properties officeooo:rsid="000bb2c1"/>
    </style:style>
    <style:style style:name="T2" style:family="text">
      <style:text-properties officeooo:rsid="0009c87c"/>
    </style:style>
    <style:style style:name="T3" style:family="text">
      <style:text-properties officeooo:rsid="000ed1ff"/>
    </style:style>
    <style:style style:name="T4" style:family="text">
      <style:text-properties officeooo:rsid="000e0c0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ign Documentation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249_2840472674" office:name="What is a Design Pack" text:style-name="Index_20_Link" text:visited-style-name="Index_20_Link">What is a Design Pack<text:tab/>1</text:a></text:p>
          <text:p text:style-name="P2"><text:a xlink:type="simple" xlink:href="#__RefHeading___Toc251_2840472674" office:name="Overview / Decomposition digram" text:style-name="Index_20_Link" text:visited-style-name="Index_20_Link">Overview / Decomposition digram<text:tab/>1</text:a></text:p>
          <text:p text:style-name="P2"><text:a xlink:type="simple" xlink:href="#__RefHeading___Toc253_2840472674" office:name="Colour scheme" text:style-name="Index_20_Link" text:visited-style-name="Index_20_Link">Colour scheme<text:tab/>2</text:a></text:p>
          <text:p text:style-name="P2"><text:a xlink:type="simple" xlink:href="#__RefHeading___Toc255_2840472674" office:name="interface design" text:style-name="Index_20_Link" text:visited-style-name="Index_20_Link">interface design<text:tab/>2</text:a></text:p>
          <text:p text:style-name="P2"><text:a xlink:type="simple" xlink:href="#__RefHeading___Toc257_2840472674" office:name="ER Digram for you DB" text:style-name="Index_20_Link" text:visited-style-name="Index_20_Link">ER Digram for you DB<text:tab/>2</text:a></text:p>
          <text:p text:style-name="P2"><text:a xlink:type="simple" xlink:href="#__RefHeading___Toc259_2840472674" office:name="Data Dictionary" text:style-name="Index_20_Link" text:visited-style-name="Index_20_Link">Data Dictionary<text:tab/>2</text:a></text:p>
          <text:p text:style-name="P2"><text:a xlink:type="simple" xlink:href="#__RefHeading___Toc261_2840472674" office:name="Data structure of variable list" text:style-name="Index_20_Link" text:visited-style-name="Index_20_Link">Data structure of variable list<text:tab/>2</text:a></text:p>
          <text:p text:style-name="P2"><text:a xlink:type="simple" xlink:href="#__RefHeading___Toc263_2840472674" office:name="data flow digrams" text:style-name="Index_20_Link" text:visited-style-name="Index_20_Link">data flow digrams<text:tab/>2</text:a></text:p>
          <text:p text:style-name="P2"><text:a xlink:type="simple" xlink:href="#__RefHeading___Toc265_2840472674" office:name="Algorithm design – pseudocode" text:style-name="Index_20_Link" text:visited-style-name="Index_20_Link">Algorithm design – pseudocode<text:tab/>2</text:a></text:p>
          <text:p text:style-name="P2"><text:a xlink:type="simple" xlink:href="#__RefHeading___Toc267_2840472674" office:name="Test Strategy" text:style-name="Index_20_Link" text:visited-style-name="Index_20_Link">Test Strategy<text:tab/>2</text:a></text:p>
          <text:p text:style-name="P2"><text:a xlink:type="simple" xlink:href="#__RefHeading___Toc269_2840472674" office:name="Tips" text:style-name="Index_20_Link" text:visited-style-name="Index_20_Link">Tips<text:tab/>3</text:a></text:p>
        </text:index-body>
      </text:table-of-content>
      <text:p text:style-name="P1"/>
      <text:p text:style-name="P1"/>
      <text:h text:style-name="Heading_20_1" text:outline-level="1"><text:bookmark-start text:name="__RefHeading___Toc249_2840472674"/>What is a Design Pack<text:bookmark-end text:name="__RefHeading___Toc249_2840472674"/></text:h>
      <text:p text:style-name="P1"/>
      <text:p text:style-name="P1">if I cant give it to somebody they can build it as inversioned then it good </text:p>
      <text:p text:style-name="P1"/>
      <text:p text:style-name="P1">Relate everything to these like the website is pretty which will make a good experience and tell others </text:p>
      <text:p text:style-name="P1"/>
      <text:p text:style-name="P1"><text:span text:style-name="T1">copy and paste list of </text:span>UAC KPI FN/NFN <text:span text:style-name="T1">most be able to relate to it</text:span></text:p>
      <text:p text:style-name="P1"/>
      <text:p text:style-name="P1">20(+5hours) hours of a proposal and design give it 50~% of each time but I can go over a bit</text:p>
      <text:p text:style-name="P1"/>
      <text:p text:style-name="P3">Organisation of your design</text:p>
      <text:p text:style-name="P3"/>
      <text:p text:style-name="P3"/>
      <text:p text:style-name="P1"/>
      <text:p text:style-name="P1"/>
      <text:p text:style-name="P1"/>
      <text:h text:style-name="Heading_20_1" text:outline-level="1"><text:bookmark-start text:name="__RefHeading___Toc251_2840472674"/>Overview / Decomposition digram<text:bookmark-end text:name="__RefHeading___Toc251_2840472674"/></text:h>
      <text:p text:style-name="P3">Have a large flow chart style digram then link it to the <text:span text:style-name="T2">UAC KPI FN/NFN </text:span>and explain why it going to solve it (use So what) I don’t no to justify why im changing it </text:p>
      <text:p text:style-name="P3"/>
      <text:h text:style-name="Heading_20_1" text:outline-level="1"><text:bookmark-start text:name="__RefHeading___Toc253_2840472674"/>Colour scheme<text:bookmark-end text:name="__RefHeading___Toc253_2840472674"/></text:h>
      <text:p text:style-name="P3">Using Figma </text:p>
      <text:p text:style-name="P3">show the colour scheme(show the html Hex code) and justify the colour like not using Green or blue to help the colour blind</text:p>
      <text:p text:style-name="P3"/>
      <text:h text:style-name="Heading_20_1" text:outline-level="1"><text:bookmark-start text:name="__RefHeading___Toc255_2840472674"/><text:soft-page-break/>interface design<text:bookmark-end text:name="__RefHeading___Toc255_2840472674"/></text:h>
      <text:p text:style-name="P4">what im building can match my design</text:p>
      <text:p text:style-name="P4">don’t use wire frame I can go and steal some assent online</text:p>
      <text:p text:style-name="P4">Talk about the font im using/ heading etc I intended to use</text:p>
      <text:p text:style-name="P4">I need to a commentary to go along with it looks like it does and explain my decisions</text:p>
      <text:p text:style-name="P3"/>
      <text:h text:style-name="Heading_20_1" text:outline-level="1"><text:bookmark-start text:name="__RefHeading___Toc257_2840472674"/>ER Digram for you DB<text:bookmark-end text:name="__RefHeading___Toc257_2840472674"/></text:h>
      <text:p text:style-name="P4">Show the tables and their relationships and explain why there are linked together</text:p>
      <text:p text:style-name="P4"/>
      <text:h text:style-name="Heading_20_1" text:outline-level="1"><text:bookmark-start text:name="__RefHeading___Toc259_2840472674"/>Data Dictionary<text:bookmark-end text:name="__RefHeading___Toc259_2840472674"/></text:h>
      <text:p text:style-name="P4">I give a field an explanation </text:p>
      <text:p text:style-name="P4"/>
      <text:h text:style-name="Heading_20_1" text:outline-level="1"><text:bookmark-start text:name="__RefHeading___Toc261_2840472674"/>Data structure of variable list<text:bookmark-end text:name="__RefHeading___Toc261_2840472674"/></text:h>
      <text:p text:style-name="P5">Con, userid, dabco</text:p>
      <text:p text:style-name="P5"/>
      <text:p text:style-name="P5">where, what, why</text:p>
      <text:p text:style-name="P5"/>
      <text:h text:style-name="Heading_20_1" text:outline-level="1"><text:bookmark-start text:name="__RefHeading___Toc263_2840472674"/>data flow digrams<text:bookmark-end text:name="__RefHeading___Toc263_2840472674"/></text:h>
      <text:p text:style-name="P5">show how the data flow around the system and in or out of the data base</text:p>
      <text:p text:style-name="P5">Split it down on each page </text:p>
      <text:p text:style-name="P5"/>
      <text:h text:style-name="Heading_20_1" text:outline-level="1"><text:bookmark-start text:name="__RefHeading___Toc265_2840472674"/>Algorithm design <text:span text:style-name="T3">– </text:span>pseudocode<text:bookmark-end text:name="__RefHeading___Toc265_2840472674"/></text:h>
      <text:p text:style-name="P5">if my code does anything with data it want pseudocode</text:p>
      <text:p text:style-name="P6">examples </text:p>
      <text:p text:style-name="P6">Connect to the data base – <text:span text:style-name="T4">pseudocode</text:span></text:p>
      <text:p text:style-name="P6">Insert to the database – <text:span text:style-name="T4">pseudocode</text:span></text:p>
      <text:p text:style-name="P6"/>
      <text:h text:style-name="Heading_20_1" text:outline-level="1"><text:bookmark-start text:name="__RefHeading___Toc267_2840472674"/>Test Strategy<text:bookmark-end text:name="__RefHeading___Toc267_2840472674"/></text:h>
      <text:p text:style-name="P6">create some user accounts then justify why there are suitable</text:p>
      <text:p text:style-name="P6">looking to generate some data</text:p>
      <text:p text:style-name="P6">justify why these tests and the data as to why they are good/useful</text:p>
      <text:p text:style-name="P6"/>
      <text:p text:style-name="P6">20 or more intended test not a target but a bear minium <text:s/></text:p>
      <text:p text:style-name="P6"/>
      <text:h text:style-name="Heading_20_1" text:outline-level="1"><text:bookmark-start text:name="__RefHeading___Toc269_2840472674"/>Tips<text:bookmark-end text:name="__RefHeading___Toc269_2840472674"/></text:h>
      <text:p text:style-name="P6"/>
      <text:p text:style-name="P6">Can I give my design pack to someone else and then can make it</text:p>
      <text:p text:style-name="P6"/>
      <text:p text:style-name="P6">link each part of you design to your non-functional and functional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0:13:22.245005400</meta:creation-date>
    <dc:date>2026-01-05T12:25:11.549552200</dc:date>
    <meta:editing-duration>PT1H25M50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3" meta:paragraph-count="52" meta:word-count="400" meta:character-count="2101" meta:non-whitespace-character-count="1740"/>
  </office:meta>
</office:document-meta>
</file>